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4000000175682A678.png" manifest:media-type="image/png"/>
  <manifest:file-entry manifest:full-path="Pictures/1000000000000014000000152363CEE9.gif" manifest:media-type="image/gif"/>
  <manifest:file-entry manifest:full-path="Pictures/10000000000000100000001234405C04.gif" manifest:media-type="image/gif"/>
  <manifest:file-entry manifest:full-path="Pictures/100000000000000A0000000AB3CAADE9.jpg" manifest:media-type="image/jpeg"/>
  <manifest:file-entry manifest:full-path="Pictures/100000000000000A0000000AD84FAE5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qml_3a_title">
      <style:text-properties style:font-name="Tahoma"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.101cm" fo:border-left="none" fo:border-right="none" fo:border-top="0.51pt solid #000000" fo:border-bottom="none" style:shadow="none"/>
      <style:text-properties style:font-name="Tahoma1"/>
    </style:style>
    <style:style style:name="P3" style:family="paragraph" style:parent-style-name="qml_3a_question">
      <style:text-properties officeooo:rsid="00250553" officeooo:paragraph-rsid="00250553"/>
    </style:style>
    <style:style style:name="P4" style:family="paragraph" style:parent-style-name="qml_3a_singleChoice">
      <style:text-properties officeooo:rsid="00250553" officeooo:paragraph-rsid="00250553"/>
    </style:style>
    <style:style style:name="P5" style:family="paragraph" style:parent-style-name="qml_3a_caption">
      <style:text-properties officeooo:rsid="00250553" officeooo:paragraph-rsid="00250553"/>
    </style:style>
    <style:style style:name="P6" style:family="paragraph" style:parent-style-name="qml_3a_instruction">
      <style:text-properties officeooo:rsid="00265224" officeooo:paragraph-rsid="00265224"/>
    </style:style>
    <style:style style:name="P7" style:family="paragraph" style:parent-style-name="qml_3a_multipleChoice">
      <style:text-properties officeooo:rsid="00250553" officeooo:paragraph-rsid="002505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Überschrift</text:p>
      <text:list xml:id="list1912144925397438756" text:style-name="Numbering_20_1">
        <text:list-item>
          <text:p text:style-name="P3">Welches Geschlecht</text:p>
        </text:list-item>
      </text:list>
      <text:list xml:id="list624351274358146462" text:style-name="category_5f_single">
        <text:list-item>
          <text:p text:style-name="P4">weiblich</text:p>
        </text:list-item>
        <text:list-item>
          <text:p text:style-name="P4">männlich</text:p>
        </text:list-item>
      </text:list>
      <text:list xml:id="list114042166034851" text:continue-list="list1912144925397438756" text:style-name="Numbering_20_1">
        <text:list-item>
          <text:p text:style-name="P3">Mehrfachnennung</text:p>
        </text:list-item>
      </text:list>
      <text:p text:style-name="P6">Sie können...</text:p>
      <text:list xml:id="list3773578866860638413" text:style-name="category_5f_multiple">
        <text:list-item>
          <text:p text:style-name="P7">Eins</text:p>
        </text:list-item>
        <text:list-item>
          <text:p text:style-name="P7">Zwe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draw:fill-image draw:name="Bitmap_20_1" draw:display-name="Bitmap 1" xlink:href="Pictures/100000000000000A0000000AD84FAE52.jpg" xlink:type="simple" xlink:show="embed" xlink:actuate="onLoad"/>
    <draw:fill-image draw:name="Bitmap_20_2" draw:display-name="Bitmap 2" xlink:href="Pictures/100000000000000A0000000AB3CAADE9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style-name="Fett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qml_3a_question" style:display-name="qml:question" style:family="paragraph" style:next-style-name="qml_3a_singleChoice" style:list-style-name="Numbering_20_1">
      <style:paragraph-properties fo:margin-top="0.4cm" fo:margin-bottom="0.199cm" loext:contextual-spacing="false"/>
      <style:text-properties fo:font-weight="bold"/>
    </style:style>
    <style:style style:name="qml_3a_singleChoice" style:display-name="qml:singleChoice" style:family="paragraph" style:list-style-name="category_5f_single">
      <style:paragraph-properties fo:margin-left="0.4cm" fo:margin-right="0cm" fo:margin-top="0cm" fo:margin-bottom="0cm" loext:contextual-spacing="false" fo:text-indent="0cm" style:auto-text-indent="false" style:shadow="none"/>
      <style:text-properties fo:language="de" fo:country="DE" fo:font-weight="normal"/>
    </style:style>
    <style:style style:name="qml_3a_caption" style:display-name="qml:caption" style:family="paragraph" style:parent-style-name="Heading" style:next-style-name="qml_3a_question">
      <style:paragraph-properties fo:margin-top="0.42cm" fo:margin-bottom="0.21cm" loext:contextual-spacing="false"/>
      <style:text-properties fo:font-size="16pt"/>
    </style:style>
    <style:style style:name="qml_3a_instruction" style:display-name="qml:instruction" style:family="paragraph" style:next-style-name="qml_3a_question" style:list-style-name="">
      <style:paragraph-properties fo:margin-left="0cm" fo:margin-right="0cm" fo:margin-top="0cm" fo:margin-bottom="0.199cm" loext:contextual-spacing="false" fo:text-indent="0cm" style:auto-text-indent="false"/>
      <style:text-properties fo:font-style="italic"/>
    </style:style>
    <style:style style:name="qml_3a_radioButton" style:display-name="qml:radioButton" style:family="paragraph" style:list-style-name="" style:class="text" style:master-page-name="">
      <style:graphic-properties draw:fill="bitmap" draw:fill-image-name="Bitmap_20_1" style:repeat="no-repeat" draw:fill-image-ref-point="center"/>
      <style:paragraph-properties fo:text-align="center" style:justify-single-word="false" style:page-number="auto" fo:background-color="transparent">
        <style:background-image xlink:href="Pictures/100000000000000A0000000AD84FAE52.jpg" xlink:type="simple" xlink:actuate="onLoad" style:position="center center" style:repeat="no-repeat"/>
      </style:paragraph-properties>
      <style:text-properties fo:font-size="10pt"/>
    </style:style>
    <style:style style:name="qml_3a_multipleChoice" style:display-name="qml:multipleChoice" style:family="paragraph" style:list-style-name="category_5f_multiple">
      <style:paragraph-properties fo:margin-left="0.4cm" fo:margin-right="0cm" fo:text-indent="0cm" style:auto-text-indent="false"/>
    </style:style>
    <style:style style:name="qml_3a_mx_5f_singleChoice" style:display-name="qml:mx_singleChoice" style:family="paragraph" style:master-page-name="">
      <style:paragraph-properties fo:text-align="center" style:justify-single-word="false" style:page-number="auto"/>
      <style:text-properties fo:font-size="10pt"/>
    </style:style>
    <style:style style:name="qml_3a_checkBox" style:display-name="qml:checkBox" style:family="paragraph" style:parent-style-name="qml_3a_mx_5f_singleChoice" style:list-style-name="matrix_5f_multiple">
      <style:graphic-properties draw:fill="bitmap" draw:fill-image-name="Bitmap_20_2" style:repeat="no-repeat" draw:fill-image-ref-point="center"/>
      <style:paragraph-properties fo:background-color="transparent">
        <style:background-image xlink:href="Pictures/100000000000000A0000000AB3CAADE9.jpg" xlink:type="simple" xlink:actuate="onLoad" style:position="center center" style:repeat="no-repeat"/>
      </style:paragraph-properties>
    </style:style>
    <style:style style:name="qml_3a_mx_5f_multipleChoice" style:display-name="qml:mx_multipleChoice" style:family="paragraph" style:parent-style-name="qml_3a_mx_5f_singleChoice" style:master-page-name="">
      <style:paragraph-properties style:page-number="auto"/>
    </style:style>
    <style:style style:name="qml_3a_likert_5f_left" style:display-name="qml:likert_left" style:family="paragraph" style:next-style-name="qml_3a_likert_5f_mid">
      <style:paragraph-properties fo:text-align="end" style:justify-single-word="false"/>
    </style:style>
    <style:style style:name="qml_3a_likert_5f_right" style:display-name="qml:likert_right" style:family="paragraph" style:parent-style-name="Table_20_Contents"/>
    <style:style style:name="qml_3a_likert_5f_mid" style:display-name="qml:likert_mid" style:family="paragraph" style:parent-style-name="Table_20_Contents" style:master-page-name="">
      <style:paragraph-properties fo:text-align="center" style:justify-single-word="false" style:page-number="auto"/>
    </style:style>
    <style:style style:name="qml_3a_matrixItem" style:display-name="qml:matrixItem" style:family="paragraph" style:master-page-name="">
      <style:paragraph-properties style:page-number="auto"/>
    </style:style>
    <style:style style:name="qml_3a_mx_5f_topLeft" style:display-name="qml:mx_topLeft" style:family="paragraph" style:master-page-name="">
      <style:paragraph-properties style:page-number="auto"/>
      <style:text-properties fo:font-size="10pt"/>
    </style:style>
    <style:style style:name="qml_3a_openText" style:display-name="qml:openText" style:family="paragraph" style:next-style-name="qml_3a_question">
      <style:paragraph-properties fo:margin-left="1cm" fo:margin-right="0.499cm" fo:margin-top="0cm" fo:margin-bottom="1cm" loext:contextual-spacing="false" fo:text-indent="0cm" style:auto-text-indent="false" fo:padding-left="0.049cm" fo:padding-right="0.049cm" fo:padding-top="0.049cm" fo:padding-bottom="1.499cm" fo:border="0.06pt solid #000000" style:shadow="#808080 0.079cm 0.079cm"/>
    </style:style>
    <style:style style:name="qml_3a_newPage" style:display-name="qml:newPage" style:family="paragraph" style:next-style-name="qml_3a_question" style:master-page-name="">
      <style:paragraph-properties fo:margin-left="0cm" fo:margin-right="0cm" fo:margin-top="0.42cm" fo:margin-bottom="0.319cm" loext:contextual-spacing="false" fo:text-indent="0cm" style:auto-text-indent="false" style:page-number="auto" fo:padding="0cm" fo:border-left="none" fo:border-right="none" fo:border-top="0.51pt solid #800000" fo:border-bottom="none" style:shadow="none"/>
      <style:text-properties fo:font-size="12pt" fo:font-weight="normal"/>
    </style:style>
    <style:style style:name="qml_3a_openChoice" style:display-name="qml:openChoice" style:family="paragraph" style:parent-style-name="qml_3a_multipleChoice" style:list-style-name="category_5f_open_5f_short">
      <style:paragraph-properties fo:margin-top="0.199cm" fo:margin-bottom="0cm" loext:contextual-spacing="false"/>
    </style:style>
    <style:style style:name="qml_3a_title" style:display-name="qml:title" style:family="paragraph" style:parent-style-name="qml_3a_question" style:list-style-name="" style:master-page-name="">
      <style:paragraph-properties fo:margin-top="0cm" fo:margin-bottom="0.199cm" loext:contextual-spacing="false" style:page-number="auto" fo:padding="0.101cm" fo:border-left="none" fo:border-right="none" fo:border-top="none" fo:border-bottom="0.51pt solid #000000" style:shadow="none"/>
      <style:text-properties fo:font-size="12pt"/>
    </style:style>
    <style:style style:name="qml_3a_nonOpinion" style:display-name="qml:nonOpinion" style:family="paragraph" style:next-style-name="qml_3a_question" style:list-style-name="category_5f_single">
      <style:paragraph-properties fo:margin-left="0.4cm" fo:margin-right="0cm" fo:margin-top="0.3cm" fo:margin-bottom="0cm" loext:contextual-spacing="false" fo:text-indent="0cm" style:auto-text-indent="false"/>
    </style:style>
    <style:style style:name="qml_3a_mx_5f_nonOpinion" style:display-name="qml:mx_nonOpinion" style:family="paragraph" style:next-style-name="qml_3a_matrixItem">
      <style:paragraph-properties fo:text-align="center" style:justify-single-word="false"/>
      <style:text-properties fo:font-size="10pt"/>
    </style:style>
    <style:style style:name="qml_3a_intro" style:display-name="qml:intro" style:family="paragraph" style:next-style-name="qml_3a_question">
      <style:paragraph-properties style:shadow="none"/>
    </style:style>
    <style:style style:name="qml_3a_itemIntro" style:display-name="qml:itemIntro" style:family="paragraph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category_5f_single" style:display-name="category_single">
      <text:list-level-style-image text:level="1" xlink:href="Pictures/10000000000000100000001234405C04.gif" xlink:type="simple" xlink:show="embed" xlink:actuate="onLoad">
        <style:list-level-properties text:space-before="0.635cm" text:min-label-width="0.635cm" style:vertical-pos="bottom" style:vertical-rel="baseline" fo:width="0.423cm" fo:height="0.476cm"/>
      </text:list-level-style-image>
      <text:list-level-style-image text:level="2" xlink:href="Pictures/10000000000000100000001234405C04.gif" xlink:type="simple" xlink:show="embed" xlink:actuate="onLoad">
        <style:list-level-properties text:space-before="1.27cm" text:min-label-width="0.635cm" style:vertical-pos="bottom" style:vertical-rel="baseline" fo:width="0.423cm" fo:height="0.476cm"/>
      </text:list-level-style-image>
      <text:list-level-style-image text:level="3" xlink:href="Pictures/10000000000000100000001234405C04.gif" xlink:type="simple" xlink:show="embed" xlink:actuate="onLoad">
        <style:list-level-properties text:space-before="1.905cm" text:min-label-width="0.635cm" style:vertical-pos="bottom" style:vertical-rel="baseline" fo:width="0.423cm" fo:height="0.476cm"/>
      </text:list-level-style-image>
      <text:list-level-style-image text:level="4" xlink:href="Pictures/10000000000000100000001234405C04.gif" xlink:type="simple" xlink:show="embed" xlink:actuate="onLoad">
        <style:list-level-properties text:space-before="2.54cm" text:min-label-width="0.635cm" style:vertical-pos="bottom" style:vertical-rel="baseline" fo:width="0.423cm" fo:height="0.476cm"/>
      </text:list-level-style-image>
      <text:list-level-style-image text:level="5" xlink:href="Pictures/10000000000000100000001234405C04.gif" xlink:type="simple" xlink:show="embed" xlink:actuate="onLoad">
        <style:list-level-properties text:space-before="3.175cm" text:min-label-width="0.635cm" style:vertical-pos="bottom" style:vertical-rel="baseline" fo:width="0.423cm" fo:height="0.476cm"/>
      </text:list-level-style-image>
      <text:list-level-style-image text:level="6" xlink:href="Pictures/10000000000000100000001234405C04.gif" xlink:type="simple" xlink:show="embed" xlink:actuate="onLoad">
        <style:list-level-properties text:space-before="3.81cm" text:min-label-width="0.635cm" style:vertical-pos="bottom" style:vertical-rel="baseline" fo:width="0.423cm" fo:height="0.476cm"/>
      </text:list-level-style-image>
      <text:list-level-style-image text:level="7" xlink:href="Pictures/10000000000000100000001234405C04.gif" xlink:type="simple" xlink:show="embed" xlink:actuate="onLoad">
        <style:list-level-properties text:space-before="4.445cm" text:min-label-width="0.635cm" style:vertical-pos="bottom" style:vertical-rel="baseline" fo:width="0.423cm" fo:height="0.476cm"/>
      </text:list-level-style-image>
      <text:list-level-style-image text:level="8" xlink:href="Pictures/10000000000000100000001234405C04.gif" xlink:type="simple" xlink:show="embed" xlink:actuate="onLoad">
        <style:list-level-properties text:space-before="5.08cm" text:min-label-width="0.635cm" style:vertical-pos="bottom" style:vertical-rel="baseline" fo:width="0.423cm" fo:height="0.476cm"/>
      </text:list-level-style-image>
      <text:list-level-style-image text:level="9" xlink:href="Pictures/10000000000000100000001234405C04.gif" xlink:type="simple" xlink:show="embed" xlink:actuate="onLoad">
        <style:list-level-properties text:space-before="5.715cm" text:min-label-width="0.635cm" style:vertical-pos="bottom" style:vertical-rel="baseline" fo:width="0.423cm" fo:height="0.476cm"/>
      </text:list-level-style-image>
      <text:list-level-style-image text:level="10" xlink:href="Pictures/10000000000000100000001234405C04.gif" xlink:type="simple" xlink:show="embed" xlink:actuate="onLoad">
        <style:list-level-properties text:space-before="6.35cm" text:min-label-width="0.635cm" style:vertical-pos="bottom" style:vertical-rel="baseline" fo:width="0.423cm" fo:height="0.476cm"/>
      </text:list-level-style-image>
    </text:list-style>
    <text:list-style style:name="category_5f_multiple" style:display-name="category_multiple">
      <text:list-level-style-image text:level="1" xlink:href="Pictures/1000000000000014000000152363CEE9.gif" xlink:type="simple" xlink:show="embed" xlink:actuate="onLoad">
        <style:list-level-properties text:space-before="0.635cm" text:min-label-width="0.635cm" style:vertical-pos="bottom" style:vertical-rel="baseline" fo:width="0.529cm" fo:height="0.556cm"/>
      </text:list-level-style-image>
      <text:list-level-style-image text:level="2" xlink:href="Pictures/1000000000000014000000152363CEE9.gif" xlink:type="simple" xlink:show="embed" xlink:actuate="onLoad">
        <style:list-level-properties text:space-before="1.27cm" text:min-label-width="0.635cm" style:vertical-pos="bottom" style:vertical-rel="baseline" fo:width="0.529cm" fo:height="0.556cm"/>
      </text:list-level-style-image>
      <text:list-level-style-image text:level="3" xlink:href="Pictures/1000000000000014000000152363CEE9.gif" xlink:type="simple" xlink:show="embed" xlink:actuate="onLoad">
        <style:list-level-properties text:space-before="1.905cm" text:min-label-width="0.635cm" style:vertical-pos="bottom" style:vertical-rel="baseline" fo:width="0.529cm" fo:height="0.556cm"/>
      </text:list-level-style-image>
      <text:list-level-style-image text:level="4" xlink:href="Pictures/1000000000000014000000152363CEE9.gif" xlink:type="simple" xlink:show="embed" xlink:actuate="onLoad">
        <style:list-level-properties text:space-before="2.54cm" text:min-label-width="0.635cm" style:vertical-pos="bottom" style:vertical-rel="baseline" fo:width="0.529cm" fo:height="0.556cm"/>
      </text:list-level-style-image>
      <text:list-level-style-image text:level="5" xlink:href="Pictures/1000000000000014000000152363CEE9.gif" xlink:type="simple" xlink:show="embed" xlink:actuate="onLoad">
        <style:list-level-properties text:space-before="3.175cm" text:min-label-width="0.635cm" style:vertical-pos="bottom" style:vertical-rel="baseline" fo:width="0.529cm" fo:height="0.556cm"/>
      </text:list-level-style-image>
      <text:list-level-style-image text:level="6" xlink:href="Pictures/1000000000000014000000152363CEE9.gif" xlink:type="simple" xlink:show="embed" xlink:actuate="onLoad">
        <style:list-level-properties text:space-before="3.81cm" text:min-label-width="0.635cm" style:vertical-pos="bottom" style:vertical-rel="baseline" fo:width="0.529cm" fo:height="0.556cm"/>
      </text:list-level-style-image>
      <text:list-level-style-image text:level="7" xlink:href="Pictures/1000000000000014000000152363CEE9.gif" xlink:type="simple" xlink:show="embed" xlink:actuate="onLoad">
        <style:list-level-properties text:space-before="4.445cm" text:min-label-width="0.635cm" style:vertical-pos="bottom" style:vertical-rel="baseline" fo:width="0.529cm" fo:height="0.556cm"/>
      </text:list-level-style-image>
      <text:list-level-style-image text:level="8" xlink:href="Pictures/1000000000000014000000152363CEE9.gif" xlink:type="simple" xlink:show="embed" xlink:actuate="onLoad">
        <style:list-level-properties text:space-before="5.08cm" text:min-label-width="0.635cm" style:vertical-pos="bottom" style:vertical-rel="baseline" fo:width="0.529cm" fo:height="0.556cm"/>
      </text:list-level-style-image>
      <text:list-level-style-image text:level="9" xlink:href="Pictures/1000000000000014000000152363CEE9.gif" xlink:type="simple" xlink:show="embed" xlink:actuate="onLoad">
        <style:list-level-properties text:space-before="5.715cm" text:min-label-width="0.635cm" style:vertical-pos="bottom" style:vertical-rel="baseline" fo:width="0.529cm" fo:height="0.556cm"/>
      </text:list-level-style-image>
      <text:list-level-style-image text:level="10" xlink:href="Pictures/1000000000000014000000152363CEE9.gif" xlink:type="simple" xlink:show="embed" xlink:actuate="onLoad">
        <style:list-level-properties text:space-before="6.35cm" text:min-label-width="0.635cm" style:vertical-pos="bottom" style:vertical-rel="baseline" fo:width="0.529cm" fo:height="0.556cm"/>
      </text:list-level-style-image>
    </text:list-style>
    <text:list-style style:name="matrix_5f_single" style:display-name="matrix_single">
      <text:list-level-style-image text:level="1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2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3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4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5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6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7" xlink:href="Pictures/10000000000000100000001234405C04.gif" xlink:type="simple" xlink:show="embed" xlink:actuate="onLoad">
        <style:list-level-properties text:space-before="4.445cm" text:min-label-width="0.635cm" style:vertical-pos="bottom" style:vertical-rel="baseline" fo:width="0.423cm" fo:height="0.476cm"/>
      </text:list-level-style-image>
      <text:list-level-style-image text:level="8" xlink:href="Pictures/10000000000000100000001234405C04.gif" xlink:type="simple" xlink:show="embed" xlink:actuate="onLoad">
        <style:list-level-properties text:space-before="5.08cm" text:min-label-width="0.635cm" style:vertical-pos="bottom" style:vertical-rel="baseline" fo:width="0.423cm" fo:height="0.476cm"/>
      </text:list-level-style-image>
      <text:list-level-style-image text:level="9" xlink:href="Pictures/10000000000000100000001234405C04.gif" xlink:type="simple" xlink:show="embed" xlink:actuate="onLoad">
        <style:list-level-properties text:space-before="5.715cm" text:min-label-width="0.635cm" style:vertical-pos="bottom" style:vertical-rel="baseline" fo:width="0.423cm" fo:height="0.476cm"/>
      </text:list-level-style-image>
      <text:list-level-style-image text:level="10" xlink:href="Pictures/10000000000000100000001234405C04.gif" xlink:type="simple" xlink:show="embed" xlink:actuate="onLoad">
        <style:list-level-properties text:space-before="6.35cm" text:min-label-width="0.635cm" style:vertical-pos="bottom" style:vertical-rel="baseline" fo:width="0.423cm" fo:height="0.476cm"/>
      </text:list-level-style-image>
    </text:list-style>
    <text:list-style style:name="matrix_5f_multiple" style:display-name="matrix_multiple">
      <text:list-level-style-image text:level="1" xlink:href="Pictures/1000000000000014000000152363CEE9.gif" xlink:type="simple" xlink:show="embed" xlink:actuate="onLoad">
        <style:list-level-properties text:min-label-width="0.635cm" style:vertical-pos="bottom" style:vertical-rel="baseline" fo:width="0.529cm" fo:height="0.556cm"/>
      </text:list-level-style-image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category_5f_open_5f_short" style:display-name="category_open_short">
      <text:list-level-style-image text:level="1" xlink:href="Pictures/1000020100000024000000175682A678.png" xlink:type="simple" xlink:show="embed" xlink:actuate="onLoad">
        <style:list-level-properties text:space-before="0.635cm" text:min-label-width="0.635cm" style:vertical-pos="middle" style:vertical-rel="line" fo:width="1.268cm" fo:height="0.46cm"/>
      </text:list-level-style-image>
      <text:list-level-style-image text:level="2" xlink:href="Pictures/1000020100000024000000175682A678.png" xlink:type="simple" xlink:show="embed" xlink:actuate="onLoad">
        <style:list-level-properties text:space-before="1.27cm" text:min-label-width="0.635cm" style:vertical-pos="middle" style:vertical-rel="line" fo:width="1.268cm" fo:height="0.46cm"/>
      </text:list-level-style-image>
      <text:list-level-style-image text:level="3" xlink:href="Pictures/1000020100000024000000175682A678.png" xlink:type="simple" xlink:show="embed" xlink:actuate="onLoad">
        <style:list-level-properties text:space-before="1.905cm" text:min-label-width="0.635cm" style:vertical-pos="middle" style:vertical-rel="line" fo:width="1.268cm" fo:height="0.46cm"/>
      </text:list-level-style-image>
      <text:list-level-style-image text:level="4" xlink:href="Pictures/1000020100000024000000175682A678.png" xlink:type="simple" xlink:show="embed" xlink:actuate="onLoad">
        <style:list-level-properties text:space-before="2.54cm" text:min-label-width="0.635cm" style:vertical-pos="middle" style:vertical-rel="line" fo:width="1.268cm" fo:height="0.46cm"/>
      </text:list-level-style-image>
      <text:list-level-style-image text:level="5" xlink:href="Pictures/1000020100000024000000175682A678.png" xlink:type="simple" xlink:show="embed" xlink:actuate="onLoad">
        <style:list-level-properties text:space-before="3.175cm" text:min-label-width="0.635cm" style:vertical-pos="middle" style:vertical-rel="line" fo:width="1.268cm" fo:height="0.46cm"/>
      </text:list-level-style-image>
      <text:list-level-style-image text:level="6" xlink:href="Pictures/1000020100000024000000175682A678.png" xlink:type="simple" xlink:show="embed" xlink:actuate="onLoad">
        <style:list-level-properties text:space-before="3.81cm" text:min-label-width="0.635cm" style:vertical-pos="middle" style:vertical-rel="line" fo:width="1.268cm" fo:height="0.46cm"/>
      </text:list-level-style-image>
      <text:list-level-style-image text:level="7" xlink:href="Pictures/1000020100000024000000175682A678.png" xlink:type="simple" xlink:show="embed" xlink:actuate="onLoad">
        <style:list-level-properties text:space-before="4.445cm" text:min-label-width="0.635cm" style:vertical-pos="middle" style:vertical-rel="line" fo:width="1.268cm" fo:height="0.46cm"/>
      </text:list-level-style-image>
      <text:list-level-style-image text:level="8" xlink:href="Pictures/1000020100000024000000175682A678.png" xlink:type="simple" xlink:show="embed" xlink:actuate="onLoad">
        <style:list-level-properties text:space-before="5.08cm" text:min-label-width="0.635cm" style:vertical-pos="middle" style:vertical-rel="line" fo:width="1.268cm" fo:height="0.46cm"/>
      </text:list-level-style-image>
      <text:list-level-style-image text:level="9" xlink:href="Pictures/1000020100000024000000175682A678.png" xlink:type="simple" xlink:show="embed" xlink:actuate="onLoad">
        <style:list-level-properties text:space-before="5.715cm" text:min-label-width="0.635cm" style:vertical-pos="middle" style:vertical-rel="line" fo:width="1.268cm" fo:height="0.46cm"/>
      </text:list-level-style-image>
      <text:list-level-style-image text:level="10" xlink:href="Pictures/1000020100000024000000175682A678.png" xlink:type="simple" xlink:show="embed" xlink:actuate="onLoad">
        <style:list-level-properties text:space-before="6.35cm" text:min-label-width="0.635cm" style:vertical-pos="middle" style:vertical-rel="line" fo:width="1.268cm" fo:height="0.46cm"/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qml_3a_title">
      <style:text-properties style:font-name="Tahoma" fo:font-weight="normal" style:font-weight-asian="normal" style:font-weight-complex="normal"/>
    </style:style>
    <style:style style:name="MP2" style:family="paragraph" style:parent-style-name="Footer">
      <style:paragraph-properties fo:text-align="center" style:justify-single-word="false" fo:padding="0.101cm" fo:border-left="none" fo:border-right="none" fo:border-top="0.51pt solid #000000" fo:border-bottom="none" style:shadow="none"/>
      <style:text-properties style:font-name="Tahoma1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itel des Fragebogens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Linux_X86_64 LibreOffice_project/de093506bcdc5fafd9023ee680b8c60e3e0645d7</meta:generator>
    <meta:creation-date>2009-06-19T08:37:35.96</meta:creation-date>
    <dc:language>de-DE</dc:language>
    <meta:editing-cycles>16</meta:editing-cycles>
    <meta:editing-duration>PT1H40M3S</meta:editing-duration>
    <meta:initial-creator>Karsten Stephan</meta:initial-creator>
    <dc:date>2016-07-05T11:40:40.151721582</dc:date>
    <dc:creator>Karsten Stephan</dc:creator>
    <meta:document-statistic meta:table-count="0" meta:image-count="0" meta:object-count="0" meta:page-count="1" meta:paragraph-count="10" meta:word-count="20" meta:character-count="111" meta:non-whitespace-character-count="107"/>
    <meta:user-defined meta:name="Info 1"/>
    <meta:user-defined meta:name="Info 2"/>
    <meta:user-defined meta:name="Info 3"/>
    <meta:user-defined meta:name="Info 4"/>
  </office:meta>
</office:document-meta>
</file>